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xml:id="ct1228428080" text:id="ct1228428080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xml:id="ct1228428176" text:id="ct1228428176">
          <text:deletion>
            <office:change-info>
              <dc:creator>Bob Jacobsen</dc:creator>
              <dc:date>2010-10-10T10:52:00</dc:date>
            </office:change-info>
            <text:h text:style-name="Heading_20_1" text:outline-level="1">Title</text:h>
          </text:deletion>
        </text:changed-region>
        <text:changed-region xml:id="ct1228427104" text:id="ct1228427104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xml:id="ct1228431040" text:id="ct1228431040">
          <text:deletion>
            <office:change-info>
              <dc:creator>Bob Jacobsen</dc:creator>
              <dc:date>2010-10-10T10:5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xml:id="ct1228431136" text:id="ct1228431136">
          <text:insertion>
            <office:change-info>
              <dc:creator>Bob Jacobsen</dc:creator>
              <dc:date>2010-10-10T10:53:00</dc:date>
            </office:change-info>
          </text:insertion>
        </text:changed-region>
        <text:changed-region xml:id="ct1228432528" text:id="ct1228432528">
          <text:insertion>
            <office:change-info>
              <dc:creator>Bob Jacobsen</dc:creator>
              <dc:date>2010-10-11T00:51:00</dc:date>
            </office:change-info>
          </text:insertion>
        </text:changed-region>
        <text:changed-region xml:id="ct1228433968" text:id="ct1228433968">
          <text:deletion>
            <office:change-info>
              <dc:creator>Bob Jacobsen</dc:creator>
              <dc:date>2010-10-10T20:29:00</dc:date>
            </office:change-info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628465412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h text:style-name="Heading_20_1" text:outline-level="1"/>
          </text:deletion>
        </text:changed-region>
        <text:changed-region xml:id="ct1228432640" text:id="ct1228432640">
          <text:insertion>
            <office:change-info>
              <dc:creator>Bob Jacobsen</dc:creator>
              <dc:date>2010-10-10T20:29:00</dc:date>
            </office:change-info>
          </text:insertion>
        </text:changed-region>
        <text:changed-region xml:id="ct1228432768" text:id="ct1228432768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change-start text:change-id="ct1228428080"/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<text:change-end text:change-id="ct1228428080"/><text:change text:change-id="ct1228428176"/><text:change-start text:change-id="ct1228427104"/>References and Context (Normative)<text:change-end text:change-id="ct1228427104"/></text:h>
      <text:p text:style-name="Standard"><text:change text:change-id="ct1228431040"/><text:change-start text:change-id="ct1228431136"/>Citations to other docs, as needed.<text:change-end text:change-id="ct1228431136"/> <text:change-start text:change-id="ct1228432528"/></text:p>
      <text:p text:style-name="Standard">For more information on format and presentation, see: </text:p>
      <text:list xml:id="list1581381536" text:style-name="L2">
        <text:list-item>
          <text:p text:style-name="P12">OpenLCB Common Information Technical Note<text:change-end text:change-id="ct1228432528"/></text:p>
        </text:list-item>
      </text:list>
      <text:h text:style-name="Heading_20_1" text:outline-level="1"><text:change text:change-id="ct1228433968"/><text:change-start text:change-id="ct1228432640"/>Stuff<text:change-end text:change-id="ct1228432640"/><text:change-start text:change-id="ct1228432768"/></text:h>
      <text:p text:style-name="Standard"><text:change-end text:change-id="ct122843276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228322256" text:id="ct122832225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1228322496" text:id="ct122832249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228322256"/><text:change-start text:change-id="ct1228322496"/>OpenLCB-TCP Message Network Standard<text:change-end text:change-id="ct1228322496"/></text:p>
      </style:header>
      <style:footer>
        <text:tracked-changes>
          <text:changed-region xml:id="ct1228322768" text:id="ct122832276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xml:id="ct1228342896" text:id="ct122834289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xml:id="ct1228342352" text:id="ct122834235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228322768"/><text:change-start text:change-id="ct1228342896"/><text:span text:style-name="MT2">Copyright 2010, by J. Day, D. Harris, B. Jacobsen, and A. Shepherd</text:span><text:change-end text:change-id="ct1228342896"/><text:change text:change-id="ct1228342352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7-23T20:06:08.99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228357664" text:id="ct122835766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1228357760" text:id="ct122835776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1228360464" text:id="ct1228360464">
            <text:insertion>
              <office:change-info>
                <dc:creator>Bob Jacobsen</dc:creator>
                <dc:date>2010-10-10T10:53:00</dc:date>
              </office:change-info>
            </text:insertion>
          </text:changed-region>
          <text:changed-region xml:id="ct1228357888" text:id="ct1228357888">
            <text:deletion>
              <office:change-info>
                <dc:creator>Bob Jacobsen</dc:creator>
                <dc:date>2010-10-10T20:28:00</dc:date>
              </office:change-info>
              <text:p text:style-name="MP7">(title)</text:p>
            </text:deletion>
          </text:changed-region>
          <text:changed-region xml:id="ct1228357984" text:id="ct1228357984">
            <text:insertion>
              <office:change-info>
                <dc:creator>Bob Jacobsen</dc:creator>
                <dc:date>2010-10-10T20:28:00</dc:date>
              </office:change-info>
            </text:insertion>
          </text:changed-region>
          <text:changed-region xml:id="ct1228358080" text:id="ct1228358080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1228358208" text:id="ct1228358208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1228358304" text:id="ct122835830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1228358432" text:id="ct1228358432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228357664"/><text:change-start text:change-id="ct1228357760"/>OpenLCB S<text:change-end text:change-id="ct1228357760"/><text:change-start text:change-id="ct1228360464"/>tandard<text:change-end text:change-id="ct122836046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228357888"/><text:change-start text:change-id="ct1228357984"/>OpenLCB-TCP Message Network<text:change-end text:change-id="ct122835798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228358080"/><text:change-start text:change-id="ct1228358208"/><text:date style:data-style-name="N75" text:date-value="2011-07-23T20:06:08.99">Jul 23, 2011</text:date><text:change-end text:change-id="ct1228358208"/></text:p>
            </table:table-cell>
            <table:table-cell table:style-name="Table1.C1" office:value-type="string">
              <text:p text:style-name="MP7"><text:change text:change-id="ct1228358304"/><text:change-start text:change-id="ct1228358432"/>Preliminary<text:change-end text:change-id="ct1228358432"/></text:p>
            </table:table-cell>
          </table:table-row>
        </table:table>
        <text:p text:style-name="Header"/>
      </style:header>
      <style:footer>
        <text:tracked-changes>
          <text:changed-region xml:id="ct1228352288" text:id="ct1228352288">
            <text:deletion>
              <office:change-info>
                <dc:creator>Bob Jacobsen</dc:creator>
                <dc:date>2011-07-23T20:06:00</dc:date>
              </office:change-info>
              <text:p text:style-name="MP8"><text:span text:style-name="MT5">Copyright 20</text:span></text:p>
            </text:deletion>
          </text:changed-region>
          <text:changed-region xml:id="ct1256982016" text:id="ct125698201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665049920" text:id="ct665049920">
            <text:deletion>
              <office:change-info>
                <dc:creator>Bob Jacobsen</dc:creator>
                <dc:date>2011-07-23T20:06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1257012608" text:id="ct125701260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891410736" text:id="ct891410736">
            <text:deletion>
              <office:change-info>
                <dc:creator>Bob Jacobsen</dc:creator>
                <dc:date>2011-07-23T20:06:00</dc:date>
              </office:change-info>
              <text:p text:style-name="MP8"><text:span text:style-name="MT5">and A. Shepherd</text:span></text:p>
            </text:deletion>
          </text:changed-region>
          <text:changed-region xml:id="ct1228420704" text:id="ct1228420704">
            <text:insertion>
              <office:change-info>
                <dc:creator>Bob Jacobsen</dc:creator>
                <dc:date>2011-07-23T20:06:00</dc:date>
              </office:change-info>
            </text:insertion>
          </text:changed-region>
        </text:tracked-changes>
        <text:p text:style-name="MP8"><text:change text:change-id="ct1228352288"/><text:change text:change-id="ct1256982016"/><text:change text:change-id="ct665049920"/><text:change text:change-id="ct1257012608"/><text:change text:change-id="ct891410736"/><text:change-start text:change-id="ct1228420704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1228420704"/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7-23T20:06:08.99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Message Network Standard</dc:title>
    <meta:initial-creator>Alex Shepherd</meta:initial-creator>
    <meta:creation-date>2009-01-22T07:11:27</meta:creation-date>
    <meta:editing-cycles>65</meta:editing-cycles>
    <meta:editing-duration>PT11H48M8S</meta:editing-duration>
    <meta:generator>OpenOffice.org/3.3$Unix OpenOffice.org_project/330m20$Build-9567</meta:generator>
    <dc:date>2011-07-23T20:06:09</dc:date>
    <dc:creator>Bob Jacobsen</dc:creator>
    <meta:keyword>OpenLCB-TCP Message Network</meta:keyword>
    <meta:document-statistic meta:table-count="1" meta:image-count="1" meta:object-count="0" meta:page-count="1" meta:paragraph-count="40" meta:word-count="250" meta:character-count="1629"/>
    <meta:user-defined meta:name="Info 1"/>
    <meta:user-defined meta:name="Info 2"/>
    <meta:user-defined meta:name="Info 3"/>
    <meta:user-defined meta:name="Info 4"/>
  </office:meta>
</office:document-meta>
</file>